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24d51"/>
    </style:style>
    <style:style style:name="T1" style:family="text">
      <style:text-properties officeooo:rsid="001d30c8"/>
    </style:style>
    <style:style style:name="T2" style:family="text">
      <style:text-properties fo:font-weight="normal" officeooo:rsid="001e5c13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0392"/>
    </style:style>
    <style:style style:name="T5" style:family="text">
      <style:text-properties officeooo:rsid="0022cb79"/>
    </style:style>
    <style:style style:name="T6" style:family="text">
      <style:text-properties officeooo:rsid="00228bb9"/>
    </style:style>
    <style:style style:name="T7" style:family="text">
      <style:text-properties officeooo:rsid="00270880"/>
    </style:style>
    <style:style style:name="T8" style:family="text">
      <style:text-properties officeooo:rsid="0027c6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abriel Henrique Pereira Leire</text:span> – 4º<text:span text:style-name="T1">Semestre G</text:span>TI</text:p>
      <text:p text:style-name="Standard"/>
      <text:p text:style-name="Standard">REDES DE COMPUTADORES</text:p>
      <text:p text:style-name="Standard"/>
      <text:p text:style-name="P1">PARTE 1 </text:p>
      <text:p text:style-name="Standard"/>
      <text:p text:style-name="P1">EXERCÍCIO B</text:p>
      <text:p text:style-name="Standard"/>
      <text:p text:style-name="Standard"><text:s text:c="4"/>• O endereço MAC de origem corresponde à sua interface de PC?</text:p>
      <text:p text:style-name="Standard"><text:span text:style-name="T1">R:</text:span>Sim, corresponde.</text:p>
      <text:p text:style-name="Standard"/>
      <text:p text:style-name="Standard"><text:s text:c="4"/>• O endereço MAC de destino no Wireshark corresponde ao endereço MAC do membro de sua equipe?</text:p>
      <text:p text:style-name="Standard"><text:span text:style-name="T1">R:</text:span>Sim, corresponde.</text:p>
      <text:p text:style-name="Standard"/>
      <text:p text:style-name="Standard"><text:s text:c="4"/>• Como o endereço MAC do PC que recebeu ping é obtido pelo seu PC?</text:p>
      <text:p text:style-name="Standard"><text:span text:style-name="T2">R:</text:span><text:span text:style-name="T3">o </text:span><text:span text:style-name="Strong_20_Emphasis"><text:span text:style-name="T3">ping</text:span></text:span><text:span text:style-name="T3"> pode ser obtido utilizando o protocolo </text:span><text:span text:style-name="Strong_20_Emphasis"><text:span text:style-name="T3">ARP (Address Resolution Protocol)</text:span></text:span><text:span text:style-name="T3">.</text:span></text:p>
      <text:p text:style-name="Standard"/>
      <text:p text:style-name="P1">PARTE 2</text:p>
      <text:p text:style-name="Standard"/>
      <text:p text:style-name="Standard"><text:s text:c="4"/>• Endereço IP para www.yahoo.com: </text:p>
      <text:p text:style-name="Standard"><text:span text:style-name="T4">R:</text:span>200.152.162.136</text:p>
      <text:p text:style-name="Standard"/>
      <text:p text:style-name="Standard"><text:s text:c="4"/>• Endereço MAC para www.yahoo.com: </text:p>
      <text:p text:style-name="Standard"><text:span text:style-name="T4">R:</text:span>52:54:00:ab:cd:ef</text:p>
      <text:p text:style-name="Standard"/>
      <text:p text:style-name="Standard"><text:s text:c="4"/>• Endereço IP para www.cisco.com: </text:p>
      <text:p text:style-name="Standard"><text:span text:style-name="T4">R:</text:span>2.17.220.104</text:p>
      <text:p text:style-name="Standard"/>
      <text:p text:style-name="Standard"><text:s text:c="4"/>• Endereço MAC para www.cisco.com: </text:p>
      <text:p text:style-name="P2">52:54:00:ab:cd:ef</text:p>
      <text:p text:style-name="P2"/>
      <text:p text:style-name="Standard"><text:s text:c="4"/>• Endereço IP para www.google.com: </text:p>
      <text:p text:style-name="Standard">172.217.29.164</text:p>
      <text:p text:style-name="Standard"/>
      <text:p text:style-name="Standard"><text:s text:c="4"/>• Endereço MAC para www.google.com: </text:p>
      <text:p text:style-name="Standard">52:54:00:ab:cd:ef</text:p>
      <text:p text:style-name="Standard"/>
      <text:p text:style-name="Standard"><text:s text:c="4"/>• Qual é a importância dessas informações? </text:p>
      <text:p text:style-name="Standard"><text:span text:style-name="T5">R:</text:span>O IP de destino identifica o servidor remoto <text:span text:style-name="T6">e</text:span> o MAC indica que o tráfego sai da sua rede <text:span text:style-name="T6">LAN</text:span>.</text:p>
      <text:p text:style-name="Standard"/>
      <text:p text:style-name="Standard"><text:s text:c="4"/>• Como essas informações diferem das informações do ping local que você recebeu na parte 1?</text:p>
      <text:p text:style-name="Standard"><text:span text:style-name="T7">R:</text:span>No ping local, o endereço MAC de destino é o do dispositivo alvo. Para pings remotos, o MAC é sempre o do roteador.</text:p>
      <text:p text:style-name="Standard"/>
      <text:p text:style-name="P1">PERGUNTAS PARA REFLEXÃO</text:p>
      <text:p text:style-name="Standard"/>
      <text:p text:style-name="Standard"><text:s text:c="4"/>• Por que o Wireshark mostra o endereço MAC real dos hosts locais, mas não o endereço MAC real para os hosts remotos?</text:p>
      <text:p text:style-name="Standard"><text:soft-page-break/><text:span text:style-name="T8">R:</text:span>O Wireshark exibe o endereço MAC real dos hosts locais, pois eles estão na mesma rede, e a comunicação é feita diretamente através dos endereços MAC por meio do ARP. Já para hosts remotos, o tráfego passa pelo roteador, o que faz com que o endereço MAC de destino seja o do roteador, e não o do host remoto, que está em uma rede diferente e é acessado por meio do endereço IP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4:29:18.087740726</meta:creation-date>
    <dc:date>2025-03-21T14:41:06.643844210</dc:date>
    <meta:editing-duration>PT11M43S</meta:editing-duration>
    <meta:editing-cycles>15</meta:editing-cycles>
    <meta:generator>LibreOffice/24.8.5.2$Linux_X86_64 LibreOffice_project/480$Build-2</meta:generator>
    <meta:document-statistic meta:table-count="0" meta:image-count="0" meta:object-count="0" meta:page-count="2" meta:paragraph-count="30" meta:word-count="276" meta:character-count="1654" meta:non-whitespace-character-count="1351"/>
  </office:meta>
</office:document-meta>
</file>